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svg:stroke-color="#ff0000" draw:marker-start-width="0.275cm" draw:marker-end-width="0.27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ff" draw:marker-start-width="0.275cm" draw:marker-end-width="0.27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7cm" svg:stroke-color="#00ff0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fo:color="#00ff00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00ff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1.5cm" svg:x="1cm" svg:y="1cm">
          <text:p text:style-name="P1"><text:span text:style-name="T1"/></text:p>
          <text:p text:style-name="P1"><text:span text:style-name="T1"><text:s text:c="6"/></text:span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2.5cm" svg:y="1cm">
          <text:p text:style-name="P1"><text:span text:style-name="T1"/></text:p>
          <text:p text:style-name="P1"><text:span text:style-name="T1"><text:s text:c="6"/></text:span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cm" svg:y="1cm">
          <text:p text:style-name="P1"><text:span text:style-name="T1"/></text:p>
          <text:p text:style-name="P1"><text:span text:style-name="T1"><text:s text:c="6"/></text:span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5cm" svg:y="1cm">
          <text:p text:style-name="P1"><text:span text:style-name="T1"/></text:p>
          <text:p text:style-name="P1"><text:span text:style-name="T1"><text:s text:c="6"/></text:span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2cm" svg:x="1.6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3.1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6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6.1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85cm" svg:y1="1.75cm" svg:x2="3.15cm" svg:y2="1.75cm" draw:start-shape="id1" draw:start-glue-point="10" draw:end-shape="id2" draw:end-glue-point="6" svg:d="m1850 1750h1300" svg:viewBox="0 0 1301 1">
          <text:p text:style-name="P1"><text:s text:c="3"/><text:span text:style-name="T2">h</text:span></text:p>
          <text:p text:style-name="P1"><text:span text:style-name="T3"/></text:p>
        </draw:connector>
        <draw:custom-shape draw:style-name="gr4" draw:text-style-name="P1" draw:layer="layout" svg:width="0.2cm" svg:height="0.2cm" svg:x="0.9cm" svg:y="1.65cm">
          <text:p text:style-name="P1"/>
          <text:p text:style-name="P1"><text:span text:style-name="T1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2cm" svg:height="0.2cm" svg:x="1.65cm" svg:y="0.9cm">
          <text:p text:style-name="P1"><text:span text:style-name="T1"><text:s text:c="7"/></text:span><text:span text:style-name="T1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.75cm" svg:y1="1.1cm" svg:x2="1.75cm" svg:y2="1.65cm" draw:start-shape="id3" draw:start-glue-point="8" draw:end-shape="id1" draw:end-glue-point="4" svg:d="m1750 1100v550" svg:viewBox="0 0 1 551">
          <text:p text:style-name="P1"><text:span text:style-name="T4">h/2 <text:s text:c="5"/></text:span></text:p>
        </draw:connector>
        <draw:line draw:style-name="gr6" draw:text-style-name="P1" draw:layer="layout" svg:x1="2.5cm" svg:y1="1cm" svg:x2="2.5cm" svg:y2="2.5cm">
          <text:p/>
        </draw:line>
        <draw:frame draw:style-name="gr7" draw:text-style-name="P4" draw:layer="layout" svg:width="1.2cm" svg:height="0.75cm" svg:x="2.4cm" svg:y="1.9cm">
          <draw:text-box>
            <text:p><text:span text:style-name="T5">s1</text:span></text:p>
          </draw:text-box>
        </draw:frame>
        <draw:line draw:style-name="gr6" draw:text-style-name="P1" draw:layer="layout" svg:x1="1cm" svg:y1="2.5cm" svg:x2="2.5cm" svg:y2="2.5cm">
          <text:p/>
        </draw:line>
        <draw:custom-shape draw:style-name="gr4" draw:text-style-name="P1" draw:layer="layout" svg:width="0.2cm" svg:height="0.2cm" svg:x="1.65cm" svg:y="2.4cm">
          <text:p text:style-name="P1"/>
          <text:p text:style-name="P1"><text:span text:style-name="T1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cm" svg:height="0.75cm" svg:x="1.8cm" svg:y="2.4cm">
          <draw:text-box>
            <text:p><text:span text:style-name="T5">s2</text:span></text:p>
          </draw:text-box>
        </draw:frame>
        <draw:frame draw:style-name="gr8" draw:text-style-name="P5" draw:layer="layout" svg:width="5cm" svg:height="1.05cm" svg:x="0.9cm" svg:y="3cm">
          <draw:text-box>
            <text:p><text:span text:style-name="T1">Surface: s1 = s2 =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7T14:21:59</meta:creation-date>
    <dc:date>2013-06-17T14:45:51</dc:date>
    <meta:editing-duration>PT9M33S</meta:editing-duration>
    <meta:editing-cycles>3</meta:editing-cycles>
    <meta:generator>LibreOffice/4.0.3.3$MacOSX_x86 LibreOffice_project/0eaa50a932c8f2199a615e1eb30f7ac74279539</meta:generator>
    <meta:document-statistic meta:object-count="18"/>
  </office:meta>
</office:document-meta>
</file>